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ellipse draw:style-name="gr1" draw:text-style-name="P2" draw:id="id3" draw:layer="layout" svg:width="3.81cm" svg:height="2.54cm" svg:x="6.08cm" svg:y="7.985cm">
          <text:p text:style-name="P1">Example.net</text:p>
        </draw:ellipse>
        <draw:rect draw:style-name="gr1" draw:text-style-name="P2" draw:id="id4" draw:layer="layout" svg:width="3.81cm" svg:height="2.54cm" svg:x="12.43cm" svg:y="7.985cm">
          <text:p text:style-name="P1">CVPCB</text:p>
        </draw:rect>
        <draw:rect draw:style-name="gr1" draw:text-style-name="P2" draw:id="id1" draw:layer="layout" svg:width="4.445cm" svg:height="2.54cm" svg:x="2.27cm" svg:y="1.635cm">
          <text:p text:style-name="P1">EESCHEMA</text:p>
        </draw:rect>
        <draw:rect draw:style-name="gr1" draw:text-style-name="P2" draw:id="id6" draw:layer="layout" svg:width="3.81cm" svg:height="2.54cm" svg:x="9.255cm" svg:y="16.24cm">
          <text:p text:style-name="P1">PCBNEW</text:p>
        </draw:rect>
        <draw:ellipse draw:style-name="gr1" draw:text-style-name="P2" draw:id="id2" draw:layer="layout" svg:width="3.81cm" svg:height="2.54cm" svg:x="9.255cm" svg:y="1.635cm">
          <text:p text:style-name="P1">Example.sch</text:p>
        </draw:ellipse>
        <draw:ellipse draw:style-name="gr1" draw:text-style-name="P2" draw:id="id5" draw:layer="layout" svg:width="3.81cm" svg:height="1.905cm" svg:x="2.27cm" svg:y="12.43cm">
          <text:p text:style-name="P1">Example.stf</text:p>
        </draw:ellipse>
        <draw:ellipse draw:style-name="gr1" draw:text-style-name="P2" draw:id="id13" draw:layer="layout" svg:width="3.81cm" svg:height="1.905cm" svg:x="11.16cm" svg:y="11.795cm">
          <text:p text:style-name="P1">Example.cmp</text:p>
        </draw:ellipse>
        <draw:ellipse draw:style-name="gr1" draw:text-style-name="P2" draw:id="id7" draw:layer="layout" svg:width="3.81cm" svg:height="1.905cm" svg:x="9.312cm" svg:y="21.611cm">
          <text:p text:style-name="P1">Example.brd</text:p>
        </draw:ellipse>
        <draw:ellipse draw:style-name="gr1" draw:text-style-name="P2" draw:id="id12" draw:layer="layout" svg:width="3.81cm" svg:height="1.905cm" svg:x="16.24cm" svg:y="11.795cm">
          <text:p text:style-name="P1">Library.mod</text:p>
        </draw:ellipse>
        <draw:ellipse draw:style-name="gr1" draw:text-style-name="P2" draw:layer="layout" svg:width="3.81cm" svg:height="2.54cm" svg:x="14.97cm" svg:y="19.415cm">
          <text:p text:style-name="P1">Gerber</text:p>
          <text:p text:style-name="P1">*.pho</text:p>
        </draw:ellipse>
        <draw:ellipse draw:style-name="gr1" draw:text-style-name="P2" draw:id="id11" draw:layer="layout" svg:width="3.81cm" svg:height="2.54cm" svg:x="14.97cm" svg:y="16.24cm">
          <text:p text:style-name="P1">Drill File</text:p>
          <text:p text:style-name="P1">Example.drl</text:p>
        </draw:ellipse>
        <draw:rect draw:style-name="gr1" draw:text-style-name="P2" draw:id="id9" draw:layer="layout" svg:width="3.81cm" svg:height="2.54cm" svg:x="3.54cm" svg:y="20.05cm">
          <text:p text:style-name="P1">Spectra</text:p>
          <text:p text:style-name="P1">FreeRoute</text:p>
        </draw:rect>
        <draw:ellipse draw:style-name="gr1" draw:text-style-name="P2" draw:id="id10" draw:layer="layout" svg:width="3.81cm" svg:height="1.905cm" svg:x="3.54cm" svg:y="16.875cm">
          <text:p text:style-name="P1">Example.ses</text:p>
        </draw:ellipse>
        <draw:ellipse draw:style-name="gr1" draw:text-style-name="P2" draw:id="id8" draw:layer="layout" svg:width="3.81cm" svg:height="1.905cm" svg:x="3.54cm" svg:y="23.86cm">
          <text:p text:style-name="P1">Example.dsn</text:p>
        </draw:ellipse>
        <draw:connector draw:style-name="gr2" draw:text-style-name="P2" draw:layer="layout" svg:x1="6.715cm" svg:y1="2.905cm" svg:x2="9.255cm" svg:y2="2.905cm" draw:start-shape="id1" draw:start-glue-point="1" draw:end-shape="id2" draw:end-glue-point="3" svg:d="m6715 2905h2540">
          <text:p/>
        </draw:connector>
        <draw:connector draw:style-name="gr3" draw:text-style-name="P2" draw:layer="layout" draw:type="lines" svg:x1="4.492cm" svg:y1="4.175cm" svg:x2="6.08cm" svg:y2="9.255cm" draw:start-shape="id1" draw:start-glue-point="2" draw:end-shape="id3" svg:d="m4492 4175v500l1088 4580h500">
          <text:p/>
        </draw:connector>
        <draw:connector draw:style-name="gr2" draw:text-style-name="P2" draw:layer="layout" draw:type="lines" svg:x1="9.89cm" svg:y1="9.255cm" svg:x2="12.43cm" svg:y2="9.255cm" draw:start-shape="id3" draw:start-glue-point="1" draw:end-shape="id4" draw:end-glue-point="3" svg:d="m9890 9255h500 1540 500">
          <text:p/>
        </draw:connector>
        <draw:connector draw:style-name="gr3" draw:text-style-name="P2" draw:layer="layout" draw:type="lines" svg:x1="2.27cm" svg:y1="13.382cm" svg:x2="3.012cm" svg:y2="4.25cm" draw:start-shape="id5" draw:start-glue-point="3" svg:d="m2270 13382h-500l1242-9132v0">
          <text:p/>
        </draw:connector>
        <draw:connector draw:style-name="gr2" draw:text-style-name="P2" draw:layer="layout" draw:type="lines" svg:x1="11.16cm" svg:y1="18.78cm" svg:x2="11.217cm" svg:y2="21.611cm" draw:start-shape="id6" draw:start-glue-point="2" draw:end-shape="id7" svg:d="m11160 18780v500l57 1831v500">
          <text:p/>
        </draw:connector>
        <draw:connector draw:style-name="gr3" draw:text-style-name="P2" draw:layer="layout" draw:type="lines" svg:x1="5.445cm" svg:y1="23.86cm" svg:x2="5.445cm" svg:y2="22.59cm" draw:start-shape="id8" draw:start-glue-point="0" draw:end-shape="id9" draw:end-glue-point="2" svg:d="m5445 23860v-500-270-500">
          <text:p/>
        </draw:connector>
        <draw:connector draw:style-name="gr3" draw:text-style-name="P2" draw:layer="layout" draw:type="lines" svg:x1="5.445cm" svg:y1="20.05cm" svg:x2="5.445cm" svg:y2="18.78cm" draw:start-shape="id9" draw:start-glue-point="0" draw:end-shape="id10" draw:end-glue-point="2" svg:d="m5445 20050v-500-270-500">
          <text:p/>
        </draw:connector>
        <draw:connector draw:style-name="gr3" draw:text-style-name="P2" draw:layer="layout" draw:type="line" svg:x1="7.35cm" svg:y1="17.827cm" svg:x2="9.255cm" svg:y2="17.51cm" draw:start-shape="id10" draw:start-glue-point="1" draw:end-shape="id6" draw:end-glue-point="3" svg:d="m7350 17827 1905-317">
          <text:p/>
        </draw:connector>
        <draw:connector draw:style-name="gr3" draw:text-style-name="P2" draw:layer="layout" draw:type="lines" svg:x1="7.985cm" svg:y1="10.525cm" svg:x2="10.048cm" svg:y2="16.157cm" draw:start-shape="id3" draw:start-glue-point="2" svg:d="m7985 10525v500l2063 5132v0">
          <text:p/>
        </draw:connector>
        <draw:connector draw:style-name="gr3" draw:text-style-name="P2" draw:layer="layout" draw:type="line" svg:x1="12.43cm" svg:y1="9.89cm" svg:x2="5.928cm" svg:y2="12.986cm" svg:d="m12430 9890-6502 3096">
          <text:p/>
        </draw:connector>
        <draw:connector draw:style-name="gr3" draw:text-style-name="P2" draw:layer="layout" draw:type="line" svg:x1="13.065cm" svg:y1="16.875cm" svg:x2="14.97cm" svg:y2="17.51cm" draw:end-shape="id11" draw:end-glue-point="3" svg:d="m13065 16875 1905 635">
          <text:p/>
        </draw:connector>
        <draw:connector draw:style-name="gr3" draw:text-style-name="P2" draw:layer="layout" draw:type="line" svg:x1="9.204cm" svg:y1="18.746cm" svg:x2="7.093cm" svg:y2="24.319cm" svg:d="m9204 18746-2111 5573">
          <text:p/>
        </draw:connector>
        <draw:frame draw:style-name="gr4" draw:layer="layout" svg:width="3.554cm" svg:height="0.963cm" svg:x="14.582cm" svg:y="25.13cm">
          <draw:text-box>
            <text:p text:style-name="P3">Flow Chart</text:p>
          </draw:text-box>
        </draw:frame>
        <draw:frame draw:style-name="gr4" draw:text-style-name="P4" draw:layer="controls" svg:width="3.106cm" svg:height="1.199cm" svg:x="2.27cm" svg:y="9.255cm">
          <draw:text-box>
            <text:p text:style-name="P3"><text:span text:style-name="T1">Footprint</text:span></text:p>
            <text:p text:style-name="P3"><text:span text:style-name="T1">Backannotate</text:span></text:p>
          </draw:text-box>
        </draw:frame>
        <draw:frame draw:style-name="gr4" draw:text-style-name="P4" draw:layer="controls" svg:width="3.77cm" svg:height="1.199cm" svg:x="13.065cm" svg:y="2.27cm">
          <draw:text-box>
            <text:p text:style-name="P3"><text:span text:style-name="T1">Hierarchial</text:span></text:p>
            <text:p text:style-name="P3"><text:span text:style-name="T1">one sheet per file</text:span></text:p>
          </draw:text-box>
        </draw:frame>
        <draw:frame draw:style-name="gr4" draw:text-style-name="P4" draw:layer="controls" svg:width="3.406cm" svg:height="1.199cm" svg:x="4.579cm" svg:y="5.445cm">
          <draw:text-box>
            <text:p text:style-name="P3"><text:span text:style-name="T1">Annotate and </text:span></text:p>
            <text:p text:style-name="P3"><text:span text:style-name="T1">generate netlist</text:span></text:p>
          </draw:text-box>
        </draw:frame>
        <draw:ellipse draw:style-name="gr1" draw:text-style-name="P2" draw:layer="controls" svg:width="3.81cm" svg:height="2.54cm" svg:x="9.255cm" svg:y="4.81cm">
          <text:p text:style-name="P1">symbol.lib</text:p>
        </draw:ellipse>
        <draw:connector draw:style-name="gr3" draw:text-style-name="P2" draw:layer="controls" draw:type="line" svg:x1="18.145cm" svg:y1="11.795cm" svg:x2="16.24cm" svg:y2="9.255cm" draw:start-shape="id12" draw:start-glue-point="0" draw:end-shape="id4" draw:end-glue-point="1" svg:d="m18145 11795-1905-2540">
          <text:p/>
        </draw:connector>
        <draw:connector draw:style-name="gr2" draw:text-style-name="P2" draw:layer="controls" draw:type="line" svg:x1="13.116cm" svg:y1="16.212cm" svg:x2="16.804cm" svg:y2="13.454cm" svg:d="m13116 16212 3688-2758">
          <text:p/>
        </draw:connector>
        <draw:connector draw:style-name="gr2" draw:text-style-name="P2" draw:layer="controls" draw:type="line" svg:x1="6.811cm" svg:y1="3.856cm" svg:x2="9.598cm" svg:y2="5.291cm" svg:d="m6811 3856 2787 1435">
          <text:p/>
        </draw:connector>
        <draw:connector draw:style-name="gr3" draw:text-style-name="P2" draw:layer="controls" draw:type="line" svg:x1="14.045cm" svg:y1="10.555cm" svg:x2="13.065cm" svg:y2="11.795cm" draw:end-shape="id13" draw:end-glue-point="0" svg:d="m14045 10555-980 1240">
          <text:p/>
        </draw:connector>
        <draw:connector draw:style-name="gr3" draw:text-style-name="P2" draw:layer="controls" draw:type="curve" svg:x1="13.065cm" svg:y1="13.7cm" svg:x2="11.16cm" svg:y2="16.24cm" draw:start-shape="id13" draw:start-glue-point="2" draw:end-shape="id6" draw:end-glue-point="0" svg:d="m13065 13700c0 1905-1905 635-1905 2540">
          <text:p/>
        </draw:connector>
        <draw:connector draw:style-name="gr3" draw:text-style-name="P2" draw:layer="controls" draw:type="line" svg:x1="13.065cm" svg:y1="17.51cm" svg:x2="15.509cm" svg:y2="19.759cm" draw:start-shape="id6" svg:d="m13065 17510 2444 224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15$Build-9379</meta:generator>
    <meta:initial-creator>root</meta:initial-creator>
    <meta:creation-date>2009-06-17T13:04:25</meta:creation-date>
    <dc:date>2009-06-18T07:17:45.56</dc:date>
    <meta:editing-cycles>5</meta:editing-cycles>
    <meta:editing-duration>PT01H06M32S</meta:editing-duration>
    <meta:document-statistic meta:object-count="37"/>
    <meta:user-defined meta:name="Info 1"/>
    <meta:user-defined meta:name="Info 2"/>
    <meta:user-defined meta:name="Info 3"/>
    <meta:user-defined meta:name="Info 4"/>
  </office:meta>
</office:document-meta>
</file>